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Standard">Source: OpenCPN 2.1.0 build 331</text:p>
      <text:h text:style-name="Heading_20_2" text:outline-level="2">CSV files</text:h>
      <text:list xml:id="list31530394" text:style-name="L1">
        <text:list-item>
          <text:p text:style-name="P1">Repaired <text:span text:style-name="T1">attdecode.csv</text:span> to make it CSV file</text:p>
        </text:list-item>
        <text:list-item>
          <text:p text:style-name="P1">Merged S57 CSVs with missing values generated from <text:a xlink:type="simple" xlink:href="http://ienc.openecdis.org/downloads/IENC_FC_21.xml">http://ienc.openecdis.org/downloads/IENC_FC_21.xml</text:a> <text:a xlink:type="simple" xlink:href="http://ienc.openecdis.org/downloads/IENC_FC_21.xsd">http://ienc.openecdis.org/downloads/IENC_FC_21.xsd</text:a></text:p>
          <text:p text:style-name="P1"><text:a xlink:type="simple" xlink:href="http://ienc.openecdis.org/downloads/IENC_FC_21.pdf">http://ienc.openecdis.org/downloads/IENC_FC_21.pdf</text:a></text:p>
        </text:list-item>
      </text:list>
      <text:p text:style-name="Standard"><text:tab/>(<text:span text:style-name="Strong_20_Emphasis">WARNING!</text:span> IENC introduces new data type <text:span text:style-name="Strong_20_Emphasis">T</text:span>, it's necessary to change it to <text:span text:style-name="Strong_20_Emphasis">S</text:span> or change <text:tab/>OpenCPN to support it (2 lines of code) )</text:p>
      <text:list xml:id="list31514601" text:style-name="L2">
        <text:list-item>
          <text:p text:style-name="P2"><text:span text:style-name="T2">Merged CSVs </text:span>with values from GDAL (<text:a xlink:type="simple" xlink:href="https://svn.osgeo.org/gdal/branches/1.4/gdal/data/s57objectclasses_iw.csv">https://svn.osgeo.org/gdal/branches/1.7/gdal/data/s57objectclasses_iw.csv</text:a> and <text:a xlink:type="simple" xlink:href="https://svn.osgeo.org/gdal/branches/1.4/gdal/data/s57attributes_iw.csv">https://svn.osgeo.org/gdal/branches/1.7/gdal/data/s57attributes_iw.csv</text:a>)</text:p>
        </text:list-item>
        <text:list-item>
          <text:p text:style-name="P2">Reference: <text:a xlink:type="simple" xlink:href="http://www.iho-wms.net:8080/iho_registry/home.php">http://www.iho-wms.net:8080/iho_registry/home.php</text:a></text:p>
        </text:list-item>
      </text:list>
      <text:h text:style-name="Heading_20_2" text:outline-level="2">RLE</text:h>
      <text:list xml:id="list31511288" text:style-name="L3">
        <text:list-item>
          <text:p text:style-name="P3">Cleanup of the original</text:p>
        </text:list-item>
        <text:list-item>
          <text:p text:style-name="P3">Merged the missing LUPTs from <text:a xlink:type="simple" xlink:href="http://www.iho-ohi.net/iho_pubs/maint/CS_MD07_Oct09.pdf">http://www.iho-ohi.net/iho_pubs/maint/CS_MD07_Oct09.pdf</text:a> (ENC PLIB 3.4)</text:p>
        </text:list-item>
        <text:list-item>
          <text:p text:style-name="P3">Merged LUPTs from <text:a xlink:type="simple" xlink:href="http://ienc.openecdis.org/downloads/IENC_LT_21.zip">http://ienc.openecdis.org/downloads/IENC_LT_21.zip</text:a> (IENC PLIB 2.1) </text:p>
          <text:p text:style-name="P3">(Deleted the ones, causing OpenCPN to crash</text:p>
        </text:list-item>
        <text:list-item>
          <text:p text:style-name="P3">Merged the symbols from <text:a xlink:type="simple" xlink:href="http://ienc.openecdis.org/downloads/IENC_SYM_21.zip">http://ienc.openecdis.org/downloads/IENC_SYM_21.zip</text:a> (IENC PLIB 2.1)</text:p>
        </text:list-item>
        <text:list-item>
          <text:p text:style-name="P3">Merged my IENC LUPTs</text:p>
        </text:list-item>
        <text:list-item>
          <text:p text:style-name="P3"><text:span text:style-name="T2">Merged LUP</text:span>Ts from <text:a xlink:type="simple" xlink:href="http://www.unece.org/trans/doc/finaldocs/sc3/TRANS-SC3-156s3apAe.doc">http://www.unece.org/trans/doc/finaldocs/sc3/TRANS-SC3-156s3apAe.doc</text:a></text:p>
        </text:list-item>
        <text:list-item>
          <text:p text:style-name="P3">Merged my IENC symbols</text:p>
        </text:list-item>
        <text:list-item>
          <text:p text:style-name="P3">Created several buoy symbols and rules</text:p>
        </text:list-item>
      </text:list>
      <text:h text:style-name="Heading_20_2" text:outline-level="2">Result</text:h>
      <text:list xml:id="list31533450" text:style-name="L4">
        <text:list-item>
          <text:p text:style-name="P4">ENC CHART1 looks quite OK</text:p>
        </text:list-item>
        <text:list-item>
          <text:p text:style-name="P4">IENC 0_7VLTAV.000 looks OK</text:p>
        </text:list-item>
        <text:list-item>
          <text:p text:style-name="P4">The other ENC bits I checked look O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vel Kalian</meta:initial-creator>
    <meta:creation-date>2010-04-12T10:03:17.29</meta:creation-date>
    <dc:date>2010-04-13T11:41:37.16</dc:date>
    <dc:creator>Pavel Kalian</dc:creator>
    <meta:editing-duration>PT01H25M14S</meta:editing-duration>
    <meta:editing-cycles>5</meta:editing-cycles>
    <meta:generator>OpenOffice.org/3.2$Win32 OpenOffice.org_project/320m12$Build-9483</meta:generator>
    <meta:document-statistic meta:table-count="0" meta:image-count="0" meta:object-count="0" meta:page-count="1" meta:paragraph-count="23" meta:word-count="151" meta:character-count="1285"/>
  </office:meta>
</office:document-meta>
</file>